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83.06" calcext:value-type="float">
            <text:p>1783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3368.73" calcext:value-type="float">
            <text:p>-3368.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1:.B3])" office:value-type="float" office:value="-1585.67" calcext:value-type="float">
            <text:p>-1585.67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6])" office:value-type="float" office:value="889.21" calcext:value-type="float">
            <text:p>889.21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9:.B55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8:.B64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68:.B71])"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72])" office:value-type="float" office:value="3062.91" calcext:value-type="float">
            <text:p>3062.91</text:p>
          </table:table-cell>
          <table:table-cell table:formula="of:=SUM([.C1:.C73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8:.B83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4];[.B85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st site reimburse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ce1" table:formula="of:=SUM([.B91:.B93])"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87];[.B95])" office:value-type="float" office:value="-3368.73" calcext:value-type="float">
            <text:p>-3368.73</text:p>
          </table:table-cell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 box </text:p>
          </table:table-cell>
          <table:table-cell table:style-name="ce2"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"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"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2"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7:.C11])" office:value-type="float" office:value="110.18" calcext:value-type="float">
            <text:p>110.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Mykle Hansen</text:p>
          </table:table-cell>
          <table:table-cell table:style-name="ce2"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15:.C16])" office:value-type="float" office:value="486.05" calcext:value-type="float">
            <text:p>486.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 of year party</text:p>
          </table:table-cell>
          <table:table-cell table:style-name="ce2"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table:style-name="ce2"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20:.C22])" office:value-type="float" office:value="329.5" calcext:value-type="float">
            <text:p>329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/>
          <table:table-cell table:formula="of:=SUM([.C1:.C18])" office:value-type="float" office:value="596.23" calcext:value-type="float">
            <text:p>596.23</text:p>
          </table:table-cell>
          <table:table-cell table:formula="of:=SUM([.D1:.D24])" office:value-type="float" office:value="925.73" calcext:value-type="float">
            <text:p>925.7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donations</text:p>
          </table:table-cell>
          <table:table-cell table:style-name="ce2"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29:.C34])" office:value-type="float" office:value="-61" calcext:value-type="float">
            <text:p>-6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2"/>
          <table:table-cell table:formula="of:=SUM([.D25];[.D35])" office:value-type="float" office:value="864.73" calcext:value-type="float">
            <text:p>864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00-00-00</text:date>, <text:time style:data-style-name="N2" text:time-value="18:41:30.214063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0T19:00:11.022350556</dc:date>
    <meta:editing-duration>P1DT1H2M42S</meta:editing-duration>
    <meta:editing-cycles>133</meta:editing-cycles>
    <meta:generator>LibreOffice/5.1.6.2$Linux_X86_64 LibreOffice_project/10m0$Build-2</meta:generator>
    <meta:document-statistic meta:table-count="4" meta:cell-count="439" meta:object-count="0"/>
  </office:meta>
</office:document-meta>
</file>